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Geneva, sans-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adornments="Italic" style:font-family-generic="swiss" style:font-pitch="variable"/>
    <style:font-face style:name="Calibri1" svg:font-family="Calibri" style:font-adornments="Italic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8pt" style:font-size-asian="18pt" style:font-size-complex="18pt"/>
    </style:style>
    <style:style style:name="P2" style:family="paragraph" style:parent-style-name="Standard">
      <style:text-properties fo:color="#0070c0" fo:font-size="18pt" style:font-size-asian="18pt" style:font-size-complex="18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 style:list-style-name="WWNum1"/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>
      <style:text-properties fo:color="#000000" fo:font-size="18pt" style:font-size-asian="18pt" style:font-size-complex="18pt"/>
    </style:style>
    <style:style style:name="P9" style:family="paragraph" style:parent-style-name="List_20_Paragraph" style:list-style-name="WWNum1">
      <style:text-properties style:font-name="Calibri1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70c0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variant="normal" fo:text-transform="none" fo:color="#222222" style:font-name="Verdana" fo:font-size="11.25pt" fo:letter-spacing="normal" fo:font-style="normal"/>
    </style:style>
    <style:style style:name="T8" style:family="text">
      <style:text-properties fo:font-variant="normal" fo:text-transform="none" fo:color="#222222" style:font-name="Verdana" fo:font-size="11.25pt" fo:letter-spacing="normal" fo:font-style="normal" style:font-size-asian="14pt" style:font-size-complex="14pt"/>
    </style:style>
    <style:style style:name="T9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10" style:family="text">
      <style:text-properties fo:font-variant="normal" fo:text-transform="none" fo:color="#222222" style:font-name="Verdana" fo:font-size="11.25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222222" style:font-name="Verdana" fo:font-size="11.25pt" fo:letter-spacing="normal" fo:font-style="normal" fo:font-weight="normal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22222" style:font-name="Verdana" fo:font-size="11.25pt" fo:letter-spacing="normal" fo:font-style="normal" fo:font-weight="bold"/>
    </style:style>
    <style:style style:name="T13" style:family="text">
      <style:text-properties fo:font-variant="normal" fo:text-transform="none" fo:color="#222222" style:font-name="Verdana" fo:font-size="11.25pt" fo:letter-spacing="normal" fo:font-style="normal" fo:font-weight="bold" style:font-size-asian="14pt" style:font-size-complex="14pt"/>
    </style:style>
    <style:style style:name="T14" style:family="text">
      <style:text-properties fo:font-variant="normal" fo:text-transform="none" fo:color="#222222" style:font-name="Verdana" fo:font-size="11.2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22222" style:font-name="Verdana" fo:letter-spacing="normal" fo:font-style="normal"/>
    </style:style>
    <style:style style:name="T16" style:family="text">
      <style:text-properties fo:font-variant="normal" fo:text-transform="none" fo:color="#222222" fo:font-size="11.25pt" fo:letter-spacing="normal" fo:font-style="normal"/>
    </style:style>
    <style:style style:name="T17" style:family="text">
      <style:text-properties fo:font-variant="normal" fo:text-transform="none" fo:color="#222222" fo:font-size="11.25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222222" fo:font-size="11.25pt" fo:letter-spacing="normal" fo:font-style="normal" fo:font-weight="bold" style:font-size-asian="14pt" style:font-size-complex="14pt"/>
    </style:style>
    <style:style style:name="T19" style:family="text">
      <style:text-properties fo:font-variant="normal" fo:text-transform="none" fo:color="#222222" fo:font-size="11.2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22222" fo:font-size="11.25pt" fo:letter-spacing="normal" fo:font-style="normal" style:font-size-asian="14pt" style:font-size-complex="14pt"/>
    </style:style>
    <style:style style:name="T21" style:family="text">
      <style:text-properties fo:font-variant="normal" fo:text-transform="none" fo:color="#222222" style:font-name="Arial Black" fo:font-size="11.25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22222" style:font-name="Arial Black" fo:font-size="11.25pt" fo:letter-spacing="normal" fo:font-style="normal" fo:font-weight="bold" style:font-size-asian="14pt" style:font-size-complex="14pt"/>
    </style:style>
    <style:style style:name="T23" style:family="text">
      <style:text-properties fo:font-variant="normal" fo:text-transform="none" fo:color="#222222" style:font-name="Arial1" fo:font-size="11.25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222222" style:font-name="Arial1" fo:font-size="11.25pt" fo:letter-spacing="normal" fo:font-style="normal" fo:font-weight="bold" style:font-size-asian="14pt" style:font-size-complex="14pt"/>
    </style:style>
    <style:style style:name="T25" style:family="text">
      <style:text-properties fo:font-variant="normal" fo:text-transform="none" fo:color="#222222" style:font-name="Arimo" fo:font-size="11.25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222222" style:font-name="Arimo" fo:font-size="11.25pt" fo:letter-spacing="normal" fo:font-style="normal" fo:font-weight="bold" style:font-size-asian="14pt" style:font-size-complex="14pt"/>
    </style:style>
    <style:style style:name="T27" style:family="text">
      <style:text-properties fo:font-variant="normal" fo:text-transform="none" fo:color="#222222" style:font-name="Calibri1" fo:font-size="11.25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222222" style:font-name="Calibri1" fo:font-size="11.25pt" fo:letter-spacing="normal" fo:font-style="normal" fo:font-weight="bold" style:font-size-asian="14pt" style:font-size-complex="14pt"/>
    </style:style>
    <style:style style:name="T29" style:family="text">
      <style:text-properties fo:font-variant="normal" fo:text-transform="none" fo:color="#222222" style:font-name="Calibri1" fo:font-size="11.25pt" fo:letter-spacing="normal" fo:font-style="normal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222222" style:font-name="Calibri1" fo:font-size="11.25pt" fo:letter-spacing="normal" fo:font-style="normal" style:font-size-asian="14pt" style:font-size-complex="14pt"/>
    </style:style>
    <style:style style:name="T31" style:family="text">
      <style:text-properties fo:font-variant="normal" fo:text-transform="none" fo:color="#222222" style:font-name="Calibri1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222222" style:font-name="Calibri1" fo:font-size="13pt" fo:letter-spacing="normal" fo:font-style="normal" fo:font-weight="bold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222222" style:font-name="Calibri1" fo:font-size="14pt" fo:letter-spacing="normal" fo:font-style="normal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222222" fo:letter-spacing="normal" fo:font-style="normal"/>
    </style:style>
    <style:style style:name="T35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36" style:family="text">
      <style:text-properties style:font-name="Arial Black" fo:font-size="14pt" style:font-size-asian="14pt" style:font-size-complex="14pt"/>
    </style:style>
    <style:style style:name="T37" style:family="text">
      <style:text-properties style:font-name="Arial1" fo:font-size="14pt" style:font-size-asian="14pt" style:font-size-complex="14pt"/>
    </style:style>
    <style:style style:name="T38" style:family="text">
      <style:text-properties style:font-name="Arimo" fo:font-size="14pt" style:font-size-asian="14pt" style:font-size-complex="14pt"/>
    </style:style>
    <style:style style:name="T39" style:family="text">
      <style:text-properties style:font-name="Calibri1" fo:font-size="14pt" style:font-size-asian="14pt" style:font-size-complex="14pt"/>
    </style:style>
    <style:style style:name="T40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41" style:family="text">
      <style:text-properties style:font-name="Calibri1" fo:font-weight="bold" style:font-weight-asian="bold" style:font-weight-complex="bold"/>
    </style:style>
    <style:style style:name="T42" style:family="text">
      <style:text-properties style:font-name="Calibri1"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rivers</text:span></text:p>
      <text:p text:style-name="Standard"><text:span text:style-name="T4">Son programas que sirven de intermediario entre Windows (u otro SO) y los dispositivos o componentes de hardware de PC. Son necesarios para que funcionen, impresoras, escáneres, la tarjeta gráfica, de sonido, de red, la placa base, etc.</text:span></text:p>
      <text:p text:style-name="Standard"><text:span text:style-name="T4">Para bajar un driver tienes que saber la versión marca del dispositivo y así poder bajar el driver correcto y poder <text:s/>instalarlo correctamente.</text:span></text:p>
      <text:p text:style-name="Standard"><text:span text:style-name="T1">Formateado</text:span></text:p>
      <text:p text:style-name="Standard"><text:span text:style-name="T5">Herramientas para formatear una pc:</text:span></text:p>
      <text:list xml:id="list1996327215111497365" text:style-name="WWNum1">
        <text:list-item>
          <text:p text:style-name="P6"><text:span text:style-name="T4">Disco duro externo o memoria USB( para el respaldo de la información)</text:span></text:p>
        </text:list-item>
        <text:list-item>
          <text:p text:style-name="P6"><text:span text:style-name="T4">SO que se va instalar (ISO)</text:span></text:p>
        </text:list-item>
      </text:list>
      <text:p text:style-name="List_20_Paragraph"><text:span text:style-name="T5">Como formatearla:</text:span></text:p>
      <text:list xml:id="list40776466" text:continue-numbering="true" text:style-name="WWNum1">
        <text:list-item>
          <text:p text:style-name="P6"><text:span text:style-name="T4">En cuanto prenda la pc debemos presionas las teclas DEL <text:s/>y SUPR, para entra a la BIOS, si no anda puedes usarlo presionando F1, F2 O F10</text:span></text:p>
        </text:list-item>
        <text:list-item>
          <text:p text:style-name="P6"><text:span text:style-name="T4">Buscaremos la opción Boot Order, haremos clic donde dice first boot device, hace refencia a la primera unidad de arranque, y hacemos clic en la opción CD/DVD. Iniciará sesión desde el CD de instalación</text:span></text:p>
        </text:list-item>
        <text:list-item>
          <text:p text:style-name="P6"><text:span text:style-name="T33">Vamos a formatear el disco duro, para esto tendremos una pantalla con 2 opciones, daremos clic en </text:span><text:span text:style-name="Strong_20_Emphasis"><text:span text:style-name="T33">Personalizada</text:span></text:span><text:span text:style-name="T40"> </text:span></text:p>
        </text:list-item>
        <text:list-item>
          <text:p text:style-name="P9"><text:span text:style-name="T34">Abrirá una pantalla que en listará los Discos Duros instalados o las particiones en caso de que tengas un Disco Duro particionado</text:span> </text:p>
        </text:list-item>
        <text:list-item>
          <text:p text:style-name="P9"><text:span text:style-name="T34">Quedará un solo Disco Duro en la lista, esto es porque eliminamos todas las particiones, seleccionamos el único elemento que nos queda y le damos </text:span><text:span text:style-name="Strong_20_Emphasis"><text:span text:style-name="T35">NUEVO</text:span></text:span><text:span text:style-name="T34">.</text:span> </text:p>
        </text:list-item>
        <text:list-item>
          <text:p text:style-name="P5"><text:soft-page-break/><text:span text:style-name="T33">Se mostrará una casilla que dice </text:span><text:span text:style-name="Strong_20_Emphasis"><text:span text:style-name="T33">TAMAÑO</text:span></text:span><text:span text:style-name="T33">, dejamos tal cual y damos clic en </text:span><text:span text:style-name="Strong_20_Emphasis"><text:span text:style-name="T33">APLICAR</text:span></text:span><text:span text:style-name="T33">.</text:span></text:p>
        </text:list-item>
        <text:list-item>
          <text:p text:style-name="P9"><text:span text:style-name="T34">Seleccionen la partición de mayor tamaño y den clic en </text:span><text:span text:style-name="Strong_20_Emphasis"><text:span text:style-name="T35">SIGUIENTE</text:span></text:span><text:span text:style-name="T34">. Empezará a correr un proceso que reiniciará un par de veces su equipo, es normal</text:span><text:span text:style-name="T9">.</text:span> </text:p>
        </text:list-item>
        <text:list-item>
          <text:p text:style-name="P9"><text:span text:style-name="T7">Y</text:span><text:span text:style-name="T34">a que finaliza con esos procesos vienen las ventanas de configuración. Seleccionen su país, región y distribución de teclado correctos.</text:span> </text:p>
        </text:list-item>
      </text:list>
      <text:p text:style-name="Standard"><text:span text:style-name="T1">SO, libre y privado</text:span></text:p>
      <text:p text:style-name="Standard"><text:span text:style-name="T3">Los sistemas operativos libres</text:span><text:span text:style-name="T2"> son aquellos sistemas que permiten a las personas operar sus computadoras sin restricciones de uso, desarrollo y mejoramiento. Se hace referencia a sistemas que se le puede cambiar el código y programarlos al gusto de uno</text:span></text:p>
      <text:p text:style-name="Standard"><text:span text:style-name="T3">Los sistemas operativos privados</text:span><text:span text:style-name="T2"> son aquellos sistemas con software propietario o privativo del cual no existe una forma libre de acceso a su poder fuente, el cual solo se encuentra a disposición de su desarrollador y no se permite su libre modificación</text:span></text:p>
      <text:p text:style-name="Standard"><text:span text:style-name="T1">Discos maestros/esclavos </text:span></text:p>
      <text:p text:style-name="Standard"><text:span text:style-name="T3">Discos maestros</text:span><text:span text:style-name="T2">: Es el disco principal, es donde <text:s/>se instalara el SO (generalmente toma la letra C; si el disco no está particionado)</text:span></text:p>
      <text:p text:style-name="Standard"><text:span text:style-name="T3">Discos esclavos</text:span><text:span text:style-name="T2">: Sera quien dependa del maestro y que básicamente hará las veces de solo almacén</text:span></text:p>
      <text:p text:style-name="Standard"><text:span text:style-name="T1">Pendrive booteable </text:span></text:p>
      <text:p text:style-name="Standard"><text:soft-page-break/><text:span text:style-name="T6">Es una herramienta que puede sustituir a un CD o DVD de instalación de algún programa usando una memoria USB, en este caso, un Sistema Operativo que requiere iniciar la BIOS</text:span></text:p>
      <text:list xml:id="list4561017131015244668" text:style-name="WWNum2">
        <text:list-item>
          <text:p text:style-name="P7"><text:span text:style-name="T6">Memoria USB </text:span></text:p>
        </text:list-item>
        <text:list-item>
          <text:p text:style-name="P7"><text:span text:style-name="T6">Disco de instalación del SO booteable o archivo ISO</text:span></text:p>
        </text:list-item>
        <text:list-item>
          <text:p text:style-name="P7"><text:span text:style-name="T6">Presiona las teclas Windowns+R <text:s/></text:span></text:p>
        </text:list-item>
        <text:list-item>
          <text:p text:style-name="P7"><text:span text:style-name="T6">Escribe CMD</text:span></text:p>
        </text:list-item>
        <text:list-item>
          <text:p text:style-name="P7"><text:span text:style-name="T6">Dentro del CMD escribimos diskpart luego list disk luego select disk, y clean , luego escribe el comando créate partition primapry, active. Después format fs=ntfs, una vez formateado escribe assing y al finalizar exit. Regresa a la primera pantalla donde escribiste diskpart y escribe xcopy f:*.* /s/e/fh: /. La f por el lector de CD y H por la unidad en la que está su memoria USB una vez echo eso escribe exit</text:span></text:p>
        </text:list-item>
      </text:list>
      <text:p text:style-name="P8"/>
      <text:p text:style-name="Standard"><text:span text:style-name="T1">Virtual box </text:span></text:p>
      <text:p text:style-name="Standard"><text:span text:style-name="T6">VirtualBox es un programa de gran utilidad para todos aquellos que necesiten utilizar un SO puntualmente pero no quieran crear una partición en su equipo y por consiguiente tener que instalar dos SO en el mismo ordenador. Es un simulador de SO pero que comparte los recursos de la maquina</text:span><text:bookmark text:name="_GoBack"/></text:p>
      <text:p text:style-name="P1"><text:soft-page-break/></text:p>
      <text:p text:style-name="P2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Geneva, sans-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adornments="Italic" style:font-family-generic="swiss" style:font-pitch="variable"/>
    <style:font-face style:name="Calibri1" svg:font-family="Calibri" style:font-adornments="Italic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3</meta:initial-creator>
    <dc:creator>rosa piccolini</dc:creator>
    <meta:editing-cycles>11</meta:editing-cycles>
    <meta:creation-date>2019-08-22T15:26:00</meta:creation-date>
    <dc:date>2019-08-29T20:55:56.56</dc:date>
    <meta:editing-duration>PT1M25S</meta:editing-duration>
    <meta:generator>OpenOffice/4.1.6$Win32 OpenOffice.org_project/416m1$Build-9790</meta:generator>
    <meta:document-statistic meta:table-count="0" meta:image-count="0" meta:object-count="0" meta:page-count="5" meta:paragraph-count="31" meta:word-count="593" meta:character-count="34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